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d1d5db" loext:opacity="100%" style:font-name="S hne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nita, Alta, Inteligente, Cálida, Rápida, Dulce, Clara, Linda, Tranquila, Joven, Alegre, Grande, Buena, Roja, Verde, Brillante, Suave, Fresca, Elegante, Linda, Encantadora, Moderna, Sencilla, Delgada, Sabrosa, Completa, Poderosa, Rápida, Sutil, Audaz, Caliente, Cautivadora, Viva, Creativa, Audaz, Pura, Tierna, Espléndida, Celestial, Bella, Fuerte, Radiante, Joven, Firme, Deslumbrante, Sabia, Graciosa, Amable, Encantadora, Ágil, Cautivadora, Leal, Gentil, Pintoresca, Eterna, Generosa, Serena, Fina, Sagrada, Hermosa, Elegante, Serena, Rara, Veloz, Clara, Despejada, Vibrante, Armónica, Atractiva, Especial, Encantadora, Fuerte, Pura, Inocente, Dulce, Inspiradora, Preciada, Noble, Ágil, Única, Firme, Bella, Clara, Completa, Apreciada, Sutil, Cautivadora, Vibrante, Creativa, Transparente, Sincera, Sutil, Atractiva, Gentil, Radiante, Brillante, Vibrante, Amada, Celestial, Espléndid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9:49:32.677496658</meta:creation-date>
    <dc:date>2023-12-10T19:49:47.665517569</dc:date>
    <meta:editing-duration>PT16S</meta:editing-duration>
    <meta:editing-cycles>1</meta:editing-cycles>
    <meta:document-statistic meta:table-count="0" meta:image-count="0" meta:object-count="0" meta:page-count="1" meta:paragraph-count="1" meta:word-count="100" meta:character-count="889" meta:non-whitespace-character-count="790"/>
    <meta:generator>LibreOffice/7.3.7.2$Linux_X86_64 LibreOffice_project/30$Build-2</meta:generator>
  </office:meta>
</office:document-meta>
</file>